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9700000097A4DF85B47AE4BCA4.png" manifest:media-type="image/png"/>
  <manifest:file-entry manifest:full-path="Pictures/1000099E00000DE200000DE29B83FC9659A995F6.svg" manifest:media-type="image/svg+xml"/>
  <manifest:file-entry manifest:full-path="Pictures/100000010000009700000097032BC056E52D325D.png" manifest:media-type="image/png"/>
  <manifest:file-entry manifest:full-path="Pictures/10000001000000970000009758B280013A2DAFBB.png" manifest:media-type="image/png"/>
  <manifest:file-entry manifest:full-path="Pictures/1000145E00000DE200000DE229193BA08BAC93CF.svg" manifest:media-type="image/svg+xml"/>
  <manifest:file-entry manifest:full-path="Pictures/1000026D00000DE200000DE2B8D2CF2A2700ADE0.svg" manifest:media-type="image/svg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2a6099" fo:min-height="2.02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bottom" fo:padding-top="0cm" fo:padding-bottom="-0.762cm" fo:padding-left="0cm" fo:padding-right="0cm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stroke="none" draw:fill-color="#dde8cb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704cm" loext:decorative="false"/>
      <style:paragraph-properties style:writing-mode="lr-tb"/>
    </style:style>
    <style:style style:name="gr6" style:family="graphic" style:parent-style-name="standard">
      <style:graphic-properties draw:stroke="none" draw:fill-color="#b4c7dc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draw:fill-color="#fff5ce" draw:textarea-horizontal-align="justify" draw:textarea-vertical-align="top" draw:auto-grow-height="false" fo:min-height="13.132cm" fo:min-width="4.58cm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38cm" fo:min-width="1.053cm" fo:padding-top="0.142cm" fo:padding-bottom="0.142cm" fo:padding-left="0.267cm" fo:padding-right="0.267cm" loext:decorative="false"/>
    </style:style>
    <style:style style:name="gr10" style:family="graphic">
      <style:graphic-properties style:writing-mode="lr-tb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fo:padding-bottom="-1.778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038cm" fo:min-width="1.053cm" fo:padding-top="0.142cm" fo:padding-bottom="-1.778cm" fo:padding-left="0.267cm" fo:padding-right="0.267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" draw:marker-end-width="0.352cm" draw:fill="none" draw:fill-color="#2a6099" draw:textarea-vertical-align="middle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4.161cm" fo:min-width="1.723cm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left" draw:textarea-vertical-align="top" draw:auto-grow-height="false" fo:min-height="1.938cm" fo:min-width="3.276cm" fo:padding-top="0.142cm" fo:padding-bottom="0.142cm" fo:padding-left="0.267cm" fo:padding-right="0.26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8" style:family="graphic" style:parent-style-name="objectwithoutfill">
      <style:graphic-properties draw:stroke="dash" draw:stroke-dash="Dash_20__28_Rounded_29_" svg:stroke-width="0.028cm" svg:stroke-color="#5983b0" draw:marker-start="Arrowheads_20_2" draw:marker-start-width="0.242cm" draw:marker-end="" draw:marker-end-width="0.242cm" svg:stroke-linecap="round" draw:fill="none" draw:textarea-horizontal-align="right" draw:textarea-vertical-align="middle" fo:padding-top="0.139cm" fo:padding-bottom="0.139cm" fo:padding-left="0.254cm" fo:padding-right="0.254cm" loext:decorative="false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568cm" fo:min-width="1.723cm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center" draw:textarea-vertical-align="middle" draw:auto-grow-height="false" draw:fit-to-contour="false" fo:min-height="2.29cm" fo:min-width="4.58cm" fo:padding-top="0cm" fo:padding-bottom="0cm" fo:padding-left="0cm" fo:padding-right="0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draw:stroke-dash="Dashed_20__28_var_29__20_4" svg:stroke-width="0.018cm" svg:stroke-color="#000000" draw:marker-start="" draw:marker-start-width="0.227cm" draw:marker-start-center="false" draw:marker-end="" draw:marker-end-width="0.227cm" draw:marker-end-center="false" draw:stroke-linejoin="miter" draw:fill="solid" draw:fill-color="#ffffd7" draw:textarea-horizontal-align="justify" draw:textarea-vertical-align="middle" draw:auto-grow-height="false" draw:fit-to-contour="true" fo:min-height="0.064cm" fo:min-width="0.119cm" fo:padding-top="0cm" fo:padding-bottom="0cm" fo:padding-left="0cm" fo:padding-right="0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2">
      <style:graphic-properties draw:stroke="dash" draw:stroke-dash="Dot" svg:stroke-width="0.02cm" svg:stroke-color="#000000" draw:marker-start="" draw:marker-start-width="0.23cm" draw:marker-start-center="false" draw:marker-end="" draw:marker-end-width="0.23cm" draw:marker-end-center="false" draw:fill="none" draw:fill-color="#ffffff" draw:textarea-horizontal-align="center" draw:textarea-vertical-align="middle" fo:padding-top="0.135cm" fo:padding-bottom="0.135cm" fo:padding-left="0.26cm" fo:padding-right="0.26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top="0cm" fo:margin-bottom="0.152cm"/>
    </style:style>
    <style:style style:name="P2" style:family="paragraph">
      <loext:graphic-properties draw:fill="none" draw:fill-color="#2a6099"/>
      <style:paragraph-properties fo:margin-top="0cm" fo:margin-bottom="0.152cm"/>
      <style:text-properties fo:font-size="10pt" style:font-size-asian="10pt" style:font-size-complex="10pt"/>
    </style:style>
    <style:style style:name="P3" style:family="paragraph">
      <style:paragraph-properties fo:margin-top="0cm" fo:margin-bottom="0cm" fo:text-align="center"/>
    </style:style>
    <style:style style:name="P4" style:family="paragraph">
      <loext:graphic-properties draw:fill="none"/>
      <style:paragraph-properties fo:margin-top="0cm" fo:margin-bottom="0cm" fo:text-align="center"/>
      <style:text-properties fo:font-size="10pt"/>
    </style:style>
    <style:style style:name="P5" style:family="paragraph">
      <style:paragraph-properties fo:text-align="center"/>
      <style:text-properties fo:font-size="13pt" fo:font-weight="normal" style:font-size-asian="13pt" style:font-size-complex="13pt"/>
    </style:style>
    <style:style style:name="P6" style:family="paragraph">
      <loext:graphic-properties draw:fill-color="#dde8cb"/>
      <style:paragraph-properties fo:text-align="center" style:writing-mode="lr-tb"/>
      <style:text-properties fo:font-size="13pt" fo:font-weight="normal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5pt" style:font-size-complex="15pt"/>
    </style:style>
    <style:style style:name="P8" style:family="paragraph">
      <loext:graphic-properties draw:fill-color="#b4c7dc"/>
      <style:paragraph-properties fo:text-align="center" style:writing-mode="lr-tb"/>
      <style:text-properties fo:font-size="13pt" fo:font-weight="normal" style:font-size-asian="13pt" style:font-size-complex="13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0" style:family="paragraph">
      <loext:graphic-properties draw:fill-color="#fff5c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0pt"/>
    </style:style>
    <style:style style:name="P13" style:family="paragraph">
      <loext:graphic-properties draw:fill="none"/>
      <style:paragraph-properties fo:text-align="center" style:writing-mode="lr-tb"/>
      <style:text-properties fo:font-size="10pt"/>
    </style:style>
    <style:style style:name="P14" style:family="paragraph">
      <loext:graphic-properties draw:fill="none" draw:fill-color="#2a6099"/>
      <style:paragraph-properties fo:text-align="center"/>
    </style:style>
    <style:style style:name="P15" style:family="paragraph">
      <style:paragraph-properties fo:text-align="center"/>
      <style:text-properties fo:font-size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/>
      <style:paragraph-properties fo:margin-left="0cm" fo:margin-right="0cm" fo:text-align="center" fo:text-indent="0cm"/>
      <style:text-properties fo:color="#5983b0" loext:opacity="100%" fo:font-size="7pt" style:font-size-asian="7pt" style:font-size-complex="7pt"/>
    </style:style>
    <style:style style:name="P22" style:family="paragraph">
      <style:paragraph-properties fo:text-align="center"/>
      <style:text-properties fo:font-size="8pt"/>
    </style:style>
    <style:style style:name="P23" style:family="paragraph">
      <loext:graphic-properties draw:fill-color="#ffffff"/>
      <style:paragraph-properties fo:text-align="center" style:writing-mode="lr-tb"/>
      <style:text-properties fo:font-size="8pt"/>
    </style:style>
    <style:style style:name="P24" style:family="paragraph">
      <style:paragraph-properties fo:margin-left="0.152cm" fo:margin-right="0cm" fo:margin-top="0cm" fo:margin-bottom="0cm" fo:line-height="100%" fo:text-align="start" fo:text-indent="0cm"/>
    </style:style>
    <style:style style:name="P25" style:family="paragraph">
      <loext:graphic-properties draw:fill="solid" draw:fill-color="#ffffd7"/>
      <style:paragraph-properties fo:margin-left="0.152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d7"/>
      <style:paragraph-properties fo:margin-left="0.152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/>
    </style:style>
    <style:style style:name="T4" style:family="text">
      <style:text-properties fo:font-size="13pt" fo:font-weight="normal" style:font-size-asian="13pt" style:font-size-complex="13pt"/>
    </style:style>
    <style:style style:name="T5" style:family="text">
      <style:text-properties fo:font-size="12pt" style:font-size-asian="14pt" style:font-size-complex="14pt"/>
    </style:style>
    <style:style style:name="T6" style:family="text">
      <style:text-properties fo:font-size="13pt" style:font-size-asian="15pt" style:font-size-complex="15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3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3pt" style:language-asian="zh" style:country-asian="CN" style:font-style-asian="normal" style:font-weight-asian="normal" style:font-name-complex="Noto Sans Devanagari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5983b0" loext:opacity="100%" fo:font-size="7pt" style:font-size-asian="7pt" style:font-size-complex="7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cm" svg:height="2.274cm" svg:x="1cm" svg:y="1cm">
          <draw:text-box>
            <text:p text:style-name="P1"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</text:span><text:span text:style-name="T1">u</text:span><text:span text:style-name="T1">a</text:span><text:span text:style-name="T1">l </text:span><text:span text:style-name="T1">V</text:span><text:span text:style-name="T1">i</text:span><text:span text:style-name="T1">e</text:span><text:span text:style-name="T1">w</text:span></text:p>
            <text:p text:style-name="P1"><text:span text:style-name="T2">T</text:span><text:span text:style-name="T2">a</text:span><text:span text:style-name="T2">s</text:span><text:span text:style-name="T2">k</text:span><text:span text:style-name="T2">i</text:span><text:span text:style-name="T2">n</text:span><text:span text:style-name="T2">g</text:span><text:span text:style-name="T2"> </text:span><text:span text:style-name="T2">M</text:span><text:span text:style-name="T2">a</text:span><text:span text:style-name="T2">n</text:span><text:span text:style-name="T2">a</text:span><text:span text:style-name="T2">g</text:span><text:span text:style-name="T2">e</text:span><text:span text:style-name="T2">r </text:span></text:p>
            <text:p text:style-name="P1"><text:span text:style-name="T1">1</text:span><text:span text:style-name="T1">5</text:span><text:span text:style-name="T1">-</text:span><text:span text:style-name="T1">O</text:span><text:span text:style-name="T1">c</text:span><text:span text:style-name="T1">t</text:span><text:span text:style-name="T1">-</text:span><text:span text:style-name="T1">2</text:span><text:span text:style-name="T1">0</text:span><text:span text:style-name="T1">2</text:span><text:span text:style-name="T1">3</text:span><text:span text:style-name="T1"> </text:span><text:span text:style-name="T1">v</text:span><text:span text:style-name="T1">1</text:span><text:span text:style-name="T1">.</text:span><text:span text:style-name="T1">1</text:span><text:span text:style-name="T1">.</text:span><text:span text:style-name="T1">0</text:span></text:p>
          </draw:text-box>
        </draw:frame>
        <draw:frame draw:style-name="gr2" draw:text-style-name="P4" xml:id="id1" draw:id="id1" draw:layer="layout" svg:width="0.953cm" svg:height="0.953cm" svg:x="3.54cm" svg:y="8.502cm">
          <draw:image xlink:href="Pictures/1000026D00000DE200000DE2B8D2CF2A2700ADE0.svg" xlink:type="simple" xlink:show="embed" xlink:actuate="onLoad" draw:mime-type="image/svg+xml">
            <text:p text:style-name="P3"><text:span text:style-name="T3">Activation </text:span><text:span text:style-name="T3">Team</text:span><text:span text:style-name="T3"><text:line-break/></text:span><text:span text:style-name="T3">Member</text:span></text:p>
          </draw:image>
          <draw:image xlink:href="Pictures/10000001000000970000009758B280013A2DAFBB.png" xlink:type="simple" xlink:show="embed" xlink:actuate="onLoad" draw:mime-type="image/png"/>
        </draw:frame>
        <draw:frame draw:style-name="gr2" draw:text-style-name="P4" draw:layer="layout" svg:width="0.953cm" svg:height="0.953cm" svg:x="3.539cm" svg:y="11.542cm">
          <draw:image xlink:href="Pictures/1000026D00000DE200000DE2B8D2CF2A2700ADE0.svg" xlink:type="simple" xlink:show="embed" xlink:actuate="onLoad" draw:mime-type="image/svg+xml">
            <text:p text:style-name="P3"><text:span text:style-name="T3">Mapper</text:span></text:p>
            <text:p text:style-name="P3"><text:span text:style-name="T3"/></text:p>
          </draw:image>
          <draw:image xlink:href="Pictures/10000001000000970000009758B280013A2DAFBB.png" xlink:type="simple" xlink:show="embed" xlink:actuate="onLoad" draw:mime-type="image/png"/>
        </draw:frame>
        <draw:frame draw:style-name="gr2" draw:text-style-name="P4" draw:layer="layout" svg:width="0.953cm" svg:height="0.953cm" svg:x="3.539cm" svg:y="13.799cm">
          <draw:image xlink:href="Pictures/1000026D00000DE200000DE2B8D2CF2A2700ADE0.svg" xlink:type="simple" xlink:show="embed" xlink:actuate="onLoad" draw:mime-type="image/svg+xml">
            <text:p text:style-name="P3"><text:span text:style-name="T3">Validator</text:span></text:p>
            <text:p text:style-name="P3"><text:span text:style-name="T3"/></text:p>
          </draw:image>
          <draw:image xlink:href="Pictures/10000001000000970000009758B280013A2DAFBB.png" xlink:type="simple" xlink:show="embed" xlink:actuate="onLoad" draw:mime-type="image/png"/>
        </draw:frame>
        <draw:custom-shape draw:style-name="gr3" draw:text-style-name="P6" draw:layer="layout" svg:width="5.08cm" svg:height="13.382cm" svg:x="9.255cm" svg:y="3.81cm">
          <text:p text:style-name="P5"><text:span text:style-name="T4">User Experience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395cm" svg:height="0.725cm" svg:x="3.503cm" svg:y="3.857cm">
          <draw:text-box>
            <text:p><text:span text:style-name="T5">User</text:span></text:p>
          </draw:text-box>
        </draw:frame>
        <draw:frame draw:style-name="gr5" draw:text-style-name="P7" draw:layer="layout" svg:width="2.204cm" svg:height="0.763cm" svg:x="6.416cm" svg:y="3.857cm">
          <draw:text-box>
            <text:p><text:span text:style-name="T6">Channel</text:span></text:p>
          </draw:text-box>
        </draw:frame>
        <draw:custom-shape draw:style-name="gr6" draw:text-style-name="P8" draw:layer="layout" svg:width="5.08cm" svg:height="13.382cm" svg:x="14.652cm" svg:y="3.81cm">
          <text:p text:style-name="P5"><text:span text:style-name="T4">Middlewar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08cm" svg:height="13.382cm" svg:x="20.05cm" svg:y="3.81cm">
          <text:p text:style-name="P9"><text:span text:style-name="T7">Back End Resources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.091cm" svg:height="1.091cm" svg:x="7.28cm" svg:y="8.459cm">
          <draw:image xlink:href="Pictures/1000099E00000DE200000DE29B83FC9659A995F6.svg" xlink:type="simple" xlink:show="embed" xlink:actuate="onLoad" draw:mime-type="image/svg+xml">
            <text:p/>
          </draw:image>
          <draw:image xlink:href="Pictures/100000010000009700000097032BC056E52D325D.png" xlink:type="simple" xlink:show="embed" xlink:actuate="onLoad" draw:mime-type="image/png"/>
        </draw:frame>
        <draw:custom-shape draw:style-name="gr9" draw:text-style-name="P11" xml:id="id4" draw:id="id4" draw:layer="layout" svg:width="1.587cm" svg:height="1.322cm" svg:x="7.032cm" svg:y="8.4cm">
          <draw:glue-point draw:id="4" svg:x="3.005cm" svg:y="4.296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0" xml:id="id3" draw:id="id3">
          <draw:frame draw:style-name="gr11" draw:text-style-name="P11" draw:layer="layout" svg:width="1.305cm" svg:height="1.305cm" svg:x="7.15cm" svg:y="11.499cm">
            <draw:image xlink:href="Pictures/1000145E00000DE200000DE229193BA08BAC93CF.svg" xlink:type="simple" xlink:show="embed" xlink:actuate="onLoad" draw:mime-type="image/svg+xml">
              <text:p/>
            </draw:image>
            <draw:image xlink:href="Pictures/100000010000009700000097A4DF85B47AE4BCA4.png" xlink:type="simple" xlink:show="embed" xlink:actuate="onLoad" draw:mime-type="image/png"/>
          </draw:frame>
          <draw:custom-shape draw:style-name="gr12" draw:text-style-name="P13" draw:layer="layout" svg:width="1.587cm" svg:height="1.322cm" svg:x="7.009cm" svg:y="11.49cm">
            <text:p text:style-name="P12"><text:span text:style-name="T3">JOSM</text:span>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4" draw:layer="layout" draw:type="line" svg:x1="4.493cm" svg:y1="8.978cm" svg:x2="7.032cm" svg:y2="9.004cm" draw:start-shape="id1" draw:start-glue-point="1" svg:d="M4493 8978l2539 26" svg:viewBox="0 0 2540 27">
          <text:p/>
        </draw:connector>
        <draw:connector draw:style-name="gr13" draw:text-style-name="P14" draw:layer="layout" draw:type="line" svg:x1="5.161cm" svg:y1="12.178cm" svg:x2="7.825cm" svg:y2="9.665cm" draw:start-shape="id2" draw:start-glue-point="4" svg:d="M5161 12178l2664-2513" svg:viewBox="0 0 2665 2514">
          <text:p/>
        </draw:connector>
        <draw:connector draw:style-name="gr13" draw:text-style-name="P14" draw:layer="layout" draw:type="line" svg:x1="5.161cm" svg:y1="12.178cm" svg:x2="7.009cm" svg:y2="12.151cm" draw:start-shape="id2" draw:start-glue-point="4" draw:end-shape="id3" draw:end-glue-point="3" svg:d="M5161 12178l1848-27" svg:viewBox="0 0 1849 28">
          <text:p/>
        </draw:connector>
        <draw:custom-shape draw:style-name="gr14" draw:text-style-name="P11" xml:id="id2" draw:id="id2" draw:layer="layout" svg:width="2.257cm" svg:height="4.445cm" svg:x="2.905cm" svg:y="11.225cm">
          <draw:glue-point draw:id="4" svg:x="5cm" svg:y="-2.857cm"/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6" draw:id="id6" draw:layer="layout" svg:width="3.175cm" svg:height="1.27cm" svg:x="21.002cm" svg:y="8.426cm">
          <text:p text:style-name="P15"><text:span text:style-name="T8">OpenStreet Map</text:span></text:p>
          <draw:enhanced-geometry svg:viewBox="0 0 21600 21600" draw:type="rectangle" draw:enhanced-path="M 0 0 L 21600 0 21600 21600 0 21600 0 0 Z N"/>
        </draw:custom-shape>
        <draw:connector draw:style-name="gr13" draw:text-style-name="P14" draw:layer="layout" draw:type="line" svg:x1="8.619cm" svg:y1="9.061cm" svg:x2="9.572cm" svg:y2="9.061cm" draw:start-shape="id4" draw:start-glue-point="1" draw:end-shape="id5" draw:end-glue-point="3" svg:d="M8619 9061h953" svg:viewBox="0 0 954 1">
          <text:p/>
        </draw:connector>
        <draw:custom-shape draw:style-name="gr16" draw:text-style-name="P18" xml:id="id5" draw:id="id5" draw:layer="layout" svg:width="3.81cm" svg:height="2.222cm" svg:x="9.572cm" svg:y="7.95cm">
          <text:p text:style-name="P17"><text:span text:style-name="T9">Tasking Manager</text:span></text:p>
          <draw:enhanced-geometry svg:viewBox="0 0 21600 21600" draw:type="rectangle" draw:enhanced-path="M 0 0 L 21600 0 21600 21600 0 21600 0 0 Z N"/>
        </draw:custom-shape>
        <draw:connector draw:style-name="gr13" draw:text-style-name="P14" draw:layer="layout" draw:type="line" svg:x1="13.382cm" svg:y1="9.061cm" svg:x2="21.002cm" svg:y2="9.061cm" draw:start-shape="id5" draw:start-glue-point="1" draw:end-shape="id6" draw:end-glue-point="3" svg:d="M13382 9061h7620" svg:viewBox="0 0 7621 1">
          <text:p/>
        </draw:connector>
        <draw:connector draw:style-name="gr17" draw:text-style-name="P19" draw:layer="layout" svg:x1="8.596cm" svg:y1="12.151cm" svg:x2="22.589cm" svg:y2="9.696cm" draw:start-shape="id3" draw:start-glue-point="1" draw:end-shape="id6" draw:end-glue-point="2" svg:d="M8596 12151h13993v-2455" svg:viewBox="0 0 13994 2456">
          <text:p/>
        </draw:connector>
        <draw:connector draw:style-name="gr18" draw:text-style-name="P21" draw:layer="layout" draw:type="curve" svg:x1="7.802cm" svg:y1="11.49cm" svg:x2="8.301cm" svg:y2="9.628cm" draw:start-shape="id3" draw:start-glue-point="0" draw:end-shape="id4" draw:end-glue-point="4" svg:d="M7802 11490c0-1326 499-395 499-1862" svg:viewBox="0 0 500 1863">
          <text:p text:style-name="P20"><text:span text:style-name="T10">rpc .</text:span></text:p>
        </draw:connector>
        <draw:custom-shape draw:style-name="gr19" draw:text-style-name="P23" xml:id="id8" draw:id="id8" draw:layer="layout" svg:width="2.223cm" svg:height="0.818cm" svg:x="10.207cm" svg:y="8.902cm">
          <text:p text:style-name="P22">Embedded OSM Editors</text:p>
          <draw:enhanced-geometry svg:viewBox="0 0 21600 21600" draw:type="rectangle" draw:enhanced-path="M 0 0 L 21600 0 21600 21600 0 21600 0 0 Z N"/>
        </draw:custom-shape>
        <draw:g draw:style-name="gr10" xml:id="id7" draw:id="id7">
          <draw:polygon draw:style-name="gr20" draw:text-style-name="P25" draw:layer="layout" svg:width="1.904cm" svg:height="0.952cm" svg:x="10.842cm" svg:y="10.525cm" svg:viewBox="0 0 1905 953" draw:points="1905,239 1905,953 0,953 0,0 1620,0">
            <text:p text:style-name="P24"><text:span text:style-name="T11">ID &amp; Rapid</text:span></text:p>
          </draw:polygon>
          <draw:custom-shape draw:style-name="gr21" draw:text-style-name="P26" draw:layer="layout" svg:width="0.237cm" svg:height="0.198cm" svg:x="12.486cm" svg:y="10.545cm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connector draw:style-name="gr22" draw:text-style-name="P27" draw:layer="layout" draw:type="line" svg:x1="11.794cm" svg:y1="10.525cm" svg:x2="11.318cm" svg:y2="9.72cm" draw:start-shape="id7" draw:start-glue-point="0" draw:end-shape="id8" draw:end-glue-point="2" svg:d="M11794 10525l-476-805" svg:viewBox="0 0 477 80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olution_20_User_20_Box" style:display-name="Solution User Box" style:family="graphic" style:parent-style-name="Text">
      <style:graphic-properties draw:auto-grow-height="false" fo:wrap-option="wrap"/>
      <style:text-properties fo:font-size="14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0:20:36.084194556</meta:creation-date>
    <dc:date>2023-10-20T08:08:09.598243965</dc:date>
    <meta:editing-duration>PT1H27M10S</meta:editing-duration>
    <meta:editing-cycles>6</meta:editing-cycles>
    <meta:generator>LibreOffice/7.6.2.1$MacOSX_AARCH64 LibreOffice_project/56f7684011345957bbf33a7ee678afaf4d2ba333</meta:generator>
    <meta:document-statistic meta:object-count="29"/>
  </office:meta>
</office:document-meta>
</file>